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iragino Sans GB" svg:font-family="Hiragino Sans GB" style:font-family-generic="roman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正文" style:master-page-name="MP0" style:family="paragraph">
      <style:paragraph-properties fo:widows="2" fo:orphans="2" fo:break-before="page" fo:text-align="start" fo:background-color="#FFFFFF"/>
    </style:style>
    <style:style style:name="T2" style:parent-style-name="默认段落字体" style:family="text">
      <style:text-properties style:font-name="宋体" style:font-name-asian="宋体" style:font-name-complex="宋体" fo:color="#000000" fo:font-size="12pt" style:font-size-asian="12pt" style:font-size-complex="12pt"/>
    </style:style>
    <style:style style:name="T3" style:parent-style-name="默认段落字体" style:family="text">
      <style:text-properties style:font-name="Hiragino Sans GB" style:font-name-asian="Times New Roman" style:font-name-complex="Times New Roman" fo:color="#000000" fo:font-size="12pt" style:font-size-asian="12pt" style:font-size-complex="12pt"/>
    </style:style>
    <style:style style:name="T4" style:parent-style-name="默认段落字体" style:family="text">
      <style:text-properties style:font-name="宋体" style:font-name-asian="宋体" style:font-name-complex="宋体" fo:color="#000000" fo:font-size="12pt" style:font-size-asian="12pt" style:font-size-complex="12pt"/>
    </style:style>
    <style:style style:name="T5" style:parent-style-name="默认段落字体" style:family="text">
      <style:text-properties style:font-name="Hiragino Sans GB" style:font-name-asian="Times New Roman" style:font-name-complex="Times New Roman" fo:color="#000000" fo:font-size="12pt" style:font-size-asian="12pt" style:font-size-complex="12pt"/>
    </style:style>
    <style:style style:name="T6" style:parent-style-name="默认段落字体" style:family="text">
      <style:text-properties style:font-name="宋体" style:font-name-asian="宋体" style:font-name-complex="宋体" fo:color="#000000" fo:font-size="12pt" style:font-size-asian="12pt" style:font-size-complex="12pt"/>
    </style:style>
    <style:style style:name="T7" style:parent-style-name="默认段落字体" style:family="text">
      <style:text-properties style:font-name="Hiragino Sans GB" style:font-name-asian="Times New Roman" style:font-name-complex="Times New Roman" fo:color="#000000" fo:font-size="12pt" style:font-size-asian="12pt" style:font-size-complex="12pt"/>
    </style:style>
    <style:style style:name="T8" style:parent-style-name="默认段落字体" style:family="text">
      <style:text-properties style:font-name="宋体" style:font-name-asian="宋体" style:font-name-complex="宋体" fo:color="#000000" fo:font-size="12pt" style:font-size-asian="12pt" style:font-size-complex="12pt"/>
    </style:style>
    <style:style style:name="T9" style:parent-style-name="默认段落字体" style:family="text">
      <style:text-properties style:font-name="Hiragino Sans GB" style:font-name-asian="Times New Roman" style:font-name-complex="Times New Roman" fo:color="#000000" fo:font-size="12pt" style:font-size-asian="12pt" style:font-size-complex="12pt"/>
    </style:style>
    <style:style style:name="T10" style:parent-style-name="默认段落字体" style:family="text">
      <style:text-properties style:font-name="宋体" style:font-name-asian="宋体" style:font-name-complex="宋体" fo:color="#000000" fo:font-size="12pt" style:font-size-asian="12pt" style:font-size-complex="12pt"/>
    </style:style>
    <style:style style:name="T11" style:parent-style-name="默认段落字体" style:family="text">
      <style:text-properties style:font-name="Hiragino Sans GB" style:font-name-asian="Times New Roman" style:font-name-complex="Times New Roman" fo:color="#000000" fo:font-size="12pt" style:font-size-asian="12pt" style:font-size-complex="12pt"/>
    </style:style>
    <style:style style:name="T12" style:parent-style-name="默认段落字体" style:family="text">
      <style:text-properties style:font-name="宋体" style:font-name-asian="宋体" style:font-name-complex="宋体" fo:color="#000000" fo:font-size="12pt" style:font-size-asian="12pt" style:font-size-complex="12pt"/>
    </style:style>
    <style:style style:name="P13" style:parent-style-name="正文" style:family="paragraph">
      <style:paragraph-properties fo:widows="2" fo:orphans="2" fo:text-align="start" fo:background-color="#FFFFFF"/>
      <style:text-properties style:font-name="Verdana" style:font-name-asian="Times New Roman" fo:color="#000000"/>
    </style:style>
    <style:style style:name="P14" style:parent-style-name="正文" style:family="paragraph">
      <style:paragraph-properties fo:widows="2" fo:orphans="2" fo:text-align="start" fo:background-color="#FFFFFF"/>
    </style:style>
    <style:style style:name="T15" style:parent-style-name="默认段落字体" style:family="text">
      <style:text-properties style:font-name="Hiragino Sans GB" style:font-name-asian="宋体" style:font-name-complex="Times New Roman" fo:color="#000000" fo:font-size="13.5pt" style:font-size-asian="13.5pt" style:font-size-complex="13.5pt"/>
    </style:style>
    <style:style style:name="P16" style:parent-style-name="正文" style:family="paragraph">
      <style:paragraph-properties fo:widows="2" fo:orphans="2" fo:text-align="start" fo:background-color="#FFFFFF"/>
    </style:style>
    <style:style style:name="T17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00"/>
    </style:style>
    <style:style style:name="T18" style:parent-style-name="默认段落字体" style:family="text">
      <style:text-properties style:font-name="Hiragino Sans GB" style:font-name-asian="宋体" style:font-name-complex="Times New Roman" fo:color="#000000"/>
    </style:style>
    <style:style style:name="P19" style:parent-style-name="正文" style:family="paragraph">
      <style:paragraph-properties fo:widows="2" fo:orphans="2" fo:text-align="start" fo:background-color="#FFFFFF"/>
    </style:style>
    <style:style style:name="T20" style:parent-style-name="默认段落字体" style:family="text">
      <style:text-properties style:font-name="Hiragino Sans GB" style:font-name-asian="宋体" style:font-name-complex="Times New Roman" fo:color="#000000"/>
    </style:style>
    <style:style style:name="T21" style:parent-style-name="默认段落字体" style:family="text">
      <style:text-properties style:font-name="Hiragino Sans GB" style:font-name-asian="宋体" style:font-name-complex="Times New Roman" fo:color="#000000"/>
    </style:style>
    <style:style style:name="T22" style:parent-style-name="默认段落字体" style:family="text">
      <style:text-properties style:font-name="Hiragino Sans GB" style:font-name-asian="宋体" style:font-name-complex="Times New Roman" fo:color="#000000"/>
    </style:style>
    <style:style style:name="T23" style:parent-style-name="默认段落字体" style:family="text">
      <style:text-properties style:font-name="Hiragino Sans GB" style:font-name-asian="宋体" style:font-name-complex="Times New Roman" fo:color="#000000"/>
    </style:style>
    <style:style style:name="T24" style:parent-style-name="默认段落字体" style:family="text">
      <style:text-properties style:font-name="Hiragino Sans GB" style:font-name-asian="宋体" style:font-name-complex="Times New Roman" fo:color="#000000"/>
    </style:style>
    <style:style style:name="T25" style:parent-style-name="默认段落字体" style:family="text">
      <style:text-properties style:font-name="Hiragino Sans GB" style:font-name-asian="宋体" style:font-name-complex="Times New Roman" fo:color="#000000"/>
    </style:style>
    <style:style style:name="T26" style:parent-style-name="默认段落字体" style:family="text">
      <style:text-properties style:font-name="Hiragino Sans GB" style:font-name-asian="宋体" style:font-name-complex="Times New Roman" fo:color="#000000"/>
    </style:style>
    <style:style style:name="T27" style:parent-style-name="默认段落字体" style:family="text">
      <style:text-properties style:font-name="Hiragino Sans GB" style:font-name-asian="宋体" style:font-name-complex="Times New Roman" fo:color="#000000"/>
    </style:style>
    <style:style style:name="T28" style:parent-style-name="默认段落字体" style:family="text">
      <style:text-properties style:font-name="Hiragino Sans GB" style:font-name-asian="宋体" style:font-name-complex="Times New Roman" fo:color="#000000"/>
    </style:style>
    <style:style style:name="T29" style:parent-style-name="默认段落字体" style:family="text">
      <style:text-properties style:font-name="Hiragino Sans GB" style:font-name-asian="宋体" style:font-name-complex="Times New Roman" fo:color="#000000"/>
    </style:style>
    <style:style style:name="T30" style:parent-style-name="默认段落字体" style:family="text">
      <style:text-properties style:font-name="Hiragino Sans GB" style:font-name-asian="宋体" style:font-name-complex="Times New Roman" fo:color="#000000"/>
    </style:style>
    <style:style style:name="T31" style:parent-style-name="默认段落字体" style:family="text">
      <style:text-properties style:font-name="Hiragino Sans GB" style:font-name-asian="宋体" style:font-name-complex="Times New Roman" fo:color="#000000"/>
    </style:style>
    <style:style style:name="T32" style:parent-style-name="默认段落字体" style:family="text">
      <style:text-properties style:font-name="Hiragino Sans GB" style:font-name-asian="宋体" style:font-name-complex="Times New Roman" fo:color="#FF0000"/>
    </style:style>
    <style:style style:name="P33" style:parent-style-name="正文" style:family="paragraph">
      <style:paragraph-properties fo:widows="2" fo:orphans="2" fo:text-align="start" fo:background-color="#FFFFFF"/>
    </style:style>
    <style:style style:name="T34" style:parent-style-name="DefaultParagraphFont" style:family="text">
      <style:text-properties style:font-name="宋体" style:font-name-asian="宋体" style:font-name-complex="Times New Roman" fo:color="#000000"/>
    </style:style>
    <style:style style:name="T35" style:parent-style-name="DefaultParagraphFont" style:family="text">
      <style:text-properties style:font-name="宋体" style:font-name-asian="宋体" style:font-name-complex="Times New Roman" fo:color="#000000"/>
    </style:style>
    <style:style style:name="T36" style:parent-style-name="DefaultParagraphFont" style:family="text">
      <style:text-properties style:font-name="宋体" style:font-name-asian="宋体" style:font-name-complex="Times New Roman" fo:color="#000000"/>
    </style:style>
    <style:style style:name="P37" style:parent-style-name="正文" style:family="paragraph">
      <style:paragraph-properties fo:widows="2" fo:orphans="2" fo:text-align="start" fo:background-color="#FFFFFF"/>
      <style:text-properties style:font-name="宋体" style:font-name-asian="宋体" fo:color="#000000"/>
    </style:style>
    <style:style style:name="P38" style:parent-style-name="正文" style:family="paragraph">
      <style:paragraph-properties fo:widows="2" fo:orphans="2" fo:text-align="start" fo:background-color="#FFFFFF"/>
      <style:text-properties style:font-name="宋体" style:font-name-asian="宋体" fo:color="#000000"/>
    </style:style>
    <style:style style:name="P39" style:parent-style-name="正文" style:family="paragraph">
      <style:paragraph-properties fo:widows="2" fo:orphans="2" fo:text-align="start" fo:background-color="#FFFFFF"/>
    </style:style>
    <style:style style:name="T40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00"/>
    </style:style>
    <style:style style:name="T41" style:parent-style-name="默认段落字体" style:family="text">
      <style:text-properties style:font-name="Hiragino Sans GB" style:font-name-asian="宋体" style:font-name-complex="Times New Roman" fo:color="#000000"/>
    </style:style>
    <style:style style:name="P42" style:parent-style-name="正文" style:family="paragraph">
      <style:paragraph-properties fo:widows="2" fo:orphans="2" fo:text-align="start" fo:background-color="#FFFFFF"/>
    </style:style>
    <style:style style:name="T43" style:parent-style-name="默认段落字体" style:family="text">
      <style:text-properties style:font-name="Hiragino Sans GB" style:font-name-asian="宋体" style:font-name-complex="Times New Roman" fo:color="#000000"/>
    </style:style>
    <style:style style:name="T44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45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46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47" style:parent-style-name="默认段落字体" style:family="text">
      <style:text-properties style:font-name="Hiragino Sans GB" style:font-name-asian="宋体" style:font-name-complex="Times New Roman" fo:color="#000000"/>
    </style:style>
    <style:style style:name="P48" style:parent-style-name="正文" style:family="paragraph">
      <style:paragraph-properties fo:widows="2" fo:orphans="2" fo:text-align="start" fo:background-color="#FFFFFF"/>
    </style:style>
    <style:style style:name="T49" style:parent-style-name="默认段落字体" style:family="text">
      <style:text-properties style:font-name="Hiragino Sans GB" style:font-name-asian="宋体" style:font-name-complex="Times New Roman" fo:color="#000000"/>
    </style:style>
    <style:style style:name="T50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51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52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53" style:parent-style-name="默认段落字体" style:family="text">
      <style:text-properties style:font-name="Hiragino Sans GB" style:font-name-asian="宋体" style:font-name-complex="Times New Roman" fo:color="#000000" fo:background-color="#FFFFFF"/>
    </style:style>
    <style:style style:name="T54" style:parent-style-name="默认段落字体" style:family="text">
      <style:text-properties style:font-name="Hiragino Sans GB" style:font-name-asian="宋体" style:font-name-complex="Times New Roman" fo:color="#000000"/>
    </style:style>
    <style:style style:name="T55" style:parent-style-name="默认段落字体" style:family="text">
      <style:text-properties style:font-name="Hiragino Sans GB" style:font-name-asian="宋体" style:font-name-complex="Times New Roman" fo:color="#000000"/>
    </style:style>
    <style:style style:name="T56" style:parent-style-name="默认段落字体" style:family="text">
      <style:text-properties style:font-name="Hiragino Sans GB" style:font-name-asian="宋体" style:font-name-complex="Times New Roman" fo:color="#000000"/>
    </style:style>
    <style:style style:name="T57" style:parent-style-name="默认段落字体" style:family="text">
      <style:text-properties style:font-name="Hiragino Sans GB" style:font-name-asian="宋体" style:font-name-complex="Times New Roman" fo:color="#000000"/>
    </style:style>
    <style:style style:name="T58" style:parent-style-name="默认段落字体" style:family="text">
      <style:text-properties style:font-name="Hiragino Sans GB" style:font-name-asian="宋体" style:font-name-complex="Times New Roman" fo:color="#000000"/>
    </style:style>
    <style:style style:name="P59" style:parent-style-name="正文" style:family="paragraph">
      <style:paragraph-properties fo:widows="2" fo:orphans="2" fo:text-align="start" fo:background-color="#FFFFFF"/>
    </style:style>
    <style:style style:name="T60" style:parent-style-name="默认段落字体" style:family="text">
      <style:text-properties style:font-name="Hiragino Sans GB" style:font-name-asian="宋体" style:font-name-complex="Times New Roman" fo:color="#000000"/>
    </style:style>
    <style:style style:name="T61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62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63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64" style:parent-style-name="默认段落字体" style:family="text">
      <style:text-properties style:font-name="Hiragino Sans GB" style:font-name-asian="宋体" style:font-name-complex="Times New Roman" fo:color="#000000" fo:background-color="#FFFFFF"/>
    </style:style>
    <style:style style:name="T65" style:parent-style-name="默认段落字体" style:family="text">
      <style:text-properties style:font-name="Hiragino Sans GB" style:font-name-asian="宋体" style:font-name-complex="Times New Roman" fo:color="#000000"/>
    </style:style>
    <style:style style:name="T66" style:parent-style-name="默认段落字体" style:family="text">
      <style:text-properties style:font-name="Hiragino Sans GB" style:font-name-asian="宋体" style:font-name-complex="Times New Roman" fo:color="#000000"/>
    </style:style>
    <style:style style:name="T67" style:parent-style-name="默认段落字体" style:family="text">
      <style:text-properties style:font-name="Hiragino Sans GB" style:font-name-asian="宋体" style:font-name-complex="Times New Roman" fo:color="#000000"/>
    </style:style>
    <style:style style:name="T68" style:parent-style-name="默认段落字体" style:family="text">
      <style:text-properties style:font-name="Hiragino Sans GB" style:font-name-asian="宋体" style:font-name-complex="Times New Roman" fo:color="#000000"/>
    </style:style>
    <style:style style:name="T69" style:parent-style-name="默认段落字体" style:family="text">
      <style:text-properties style:font-name="Hiragino Sans GB" style:font-name-asian="宋体" style:font-name-complex="Times New Roman" fo:color="#000000"/>
    </style:style>
    <style:style style:name="P70" style:parent-style-name="正文" style:family="paragraph">
      <style:paragraph-properties fo:widows="2" fo:orphans="2" fo:text-align="start" fo:background-color="#FFFFFF"/>
    </style:style>
    <style:style style:name="T71" style:parent-style-name="默认段落字体" style:family="text">
      <style:text-properties style:font-name="Hiragino Sans GB" style:font-name-asian="宋体" style:font-name-complex="Times New Roman" fo:color="#000000"/>
    </style:style>
    <style:style style:name="T72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73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74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75" style:parent-style-name="默认段落字体" style:family="text">
      <style:text-properties style:font-name="Hiragino Sans GB" style:font-name-asian="宋体" style:font-name-complex="Times New Roman" fo:color="#000000" fo:background-color="#FFFFFF"/>
    </style:style>
    <style:style style:name="T76" style:parent-style-name="默认段落字体" style:family="text">
      <style:text-properties style:font-name="Hiragino Sans GB" style:font-name-asian="宋体" style:font-name-complex="Times New Roman" fo:color="#000000"/>
    </style:style>
    <style:style style:name="T77" style:parent-style-name="默认段落字体" style:family="text">
      <style:text-properties style:font-name="Hiragino Sans GB" style:font-name-asian="宋体" style:font-name-complex="Times New Roman" fo:color="#000000"/>
    </style:style>
    <style:style style:name="T78" style:parent-style-name="默认段落字体" style:family="text">
      <style:text-properties style:font-name="Hiragino Sans GB" style:font-name-asian="宋体" style:font-name-complex="Times New Roman" fo:color="#000000"/>
    </style:style>
    <style:style style:name="P79" style:parent-style-name="正文" style:family="paragraph">
      <style:paragraph-properties fo:widows="2" fo:orphans="2" fo:text-align="start" fo:background-color="#FFFFFF"/>
    </style:style>
    <style:style style:name="T80" style:parent-style-name="默认段落字体" style:family="text">
      <style:text-properties style:font-name="Hiragino Sans GB" style:font-name-asian="宋体" style:font-name-complex="Times New Roman" fo:color="#000000"/>
    </style:style>
    <style:style style:name="T81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82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83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84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85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86" style:parent-style-name="默认段落字体" style:family="text">
      <style:text-properties style:font-name="Hiragino Sans GB" style:font-name-asian="宋体" style:font-name-complex="Times New Roman" fo:color="#000000" fo:background-color="#FFFFFF"/>
    </style:style>
    <style:style style:name="T87" style:parent-style-name="默认段落字体" style:family="text">
      <style:text-properties style:font-name="Hiragino Sans GB" style:font-name-asian="宋体" style:font-name-complex="Times New Roman" fo:color="#000000"/>
    </style:style>
    <style:style style:name="T88" style:parent-style-name="默认段落字体" style:family="text">
      <style:text-properties style:font-name="Hiragino Sans GB" style:font-name-asian="宋体" style:font-name-complex="Times New Roman" fo:color="#000000"/>
    </style:style>
    <style:style style:name="T89" style:parent-style-name="默认段落字体" style:family="text">
      <style:text-properties style:font-name="Hiragino Sans GB" style:font-name-asian="宋体" style:font-name-complex="Times New Roman" fo:color="#000000"/>
    </style:style>
    <style:style style:name="P90" style:parent-style-name="正文" style:family="paragraph">
      <style:paragraph-properties fo:widows="2" fo:orphans="2" fo:text-align="start" fo:background-color="#FFFFFF"/>
    </style:style>
    <style:style style:name="T91" style:parent-style-name="默认段落字体" style:family="text">
      <style:text-properties style:font-name="Hiragino Sans GB" style:font-name-asian="宋体" style:font-name-complex="Times New Roman" fo:color="#000000"/>
    </style:style>
    <style:style style:name="T92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93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94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95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96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97" style:parent-style-name="默认段落字体" style:family="text">
      <style:text-properties style:font-name="Hiragino Sans GB" style:font-name-asian="宋体" style:font-name-complex="Times New Roman" fo:color="#000000" fo:background-color="#FFFFFF"/>
    </style:style>
    <style:style style:name="T98" style:parent-style-name="默认段落字体" style:family="text">
      <style:text-properties style:font-name="Hiragino Sans GB" style:font-name-asian="宋体" style:font-name-complex="Times New Roman" fo:color="#000000"/>
    </style:style>
    <style:style style:name="T99" style:parent-style-name="默认段落字体" style:family="text">
      <style:text-properties style:font-name="Hiragino Sans GB" style:font-name-asian="宋体" style:font-name-complex="Times New Roman" fo:color="#000000"/>
    </style:style>
    <style:style style:name="T100" style:parent-style-name="默认段落字体" style:family="text">
      <style:text-properties style:font-name="Hiragino Sans GB" style:font-name-asian="宋体" style:font-name-complex="Times New Roman" fo:color="#000000"/>
    </style:style>
    <style:style style:name="P101" style:parent-style-name="正文" style:family="paragraph">
      <style:paragraph-properties fo:widows="2" fo:orphans="2" fo:text-align="start" fo:background-color="#FFFFFF"/>
    </style:style>
    <style:style style:name="T102" style:parent-style-name="默认段落字体" style:family="text">
      <style:text-properties style:font-name="Hiragino Sans GB" style:font-name-asian="宋体" style:font-name-complex="Times New Roman" fo:color="#000000"/>
    </style:style>
    <style:style style:name="T103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104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105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106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107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108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109" style:parent-style-name="默认段落字体" style:family="text">
      <style:text-properties style:font-name="Hiragino Sans GB" style:font-name-asian="宋体" style:font-name-complex="Times New Roman" fo:color="#000000" fo:background-color="#FFFFFF"/>
    </style:style>
    <style:style style:name="T110" style:parent-style-name="默认段落字体" style:family="text">
      <style:text-properties style:font-name="Hiragino Sans GB" style:font-name-asian="宋体" style:font-name-complex="Times New Roman" fo:color="#000000"/>
    </style:style>
    <style:style style:name="T111" style:parent-style-name="默认段落字体" style:family="text">
      <style:text-properties style:font-name="Hiragino Sans GB" style:font-name-asian="宋体" style:font-name-complex="Times New Roman" fo:color="#000000"/>
    </style:style>
    <style:style style:name="T112" style:parent-style-name="默认段落字体" style:family="text">
      <style:text-properties style:font-name="Hiragino Sans GB" style:font-name-asian="宋体" style:font-name-complex="Times New Roman" fo:color="#000000"/>
    </style:style>
    <style:style style:name="P113" style:parent-style-name="正文" style:family="paragraph">
      <style:paragraph-properties fo:widows="2" fo:orphans="2" fo:text-align="start" fo:background-color="#FFFFFF"/>
      <style:text-properties style:font-name="宋体" style:font-name-asian="宋体" fo:color="#000000"/>
    </style:style>
    <style:style style:name="P114" style:parent-style-name="正文" style:family="paragraph">
      <style:paragraph-properties fo:widows="2" fo:orphans="2" fo:text-align="start" fo:background-color="#FFFFFF"/>
    </style:style>
    <style:style style:name="T115" style:parent-style-name="DefaultParagraphFont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T116" style:parent-style-name="DefaultParagraphFont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T117" style:parent-style-name="DefaultParagraphFont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P118" style:parent-style-name="正文" style:family="paragraph">
      <style:paragraph-properties fo:widows="2" fo:orphans="2" fo:text-align="start" fo:background-color="#FFFFFF"/>
      <style:text-properties style:font-name="Hiragino Sans GB" style:font-name-asian="宋体" fo:font-weight="bold" style:font-weight-asian="bold" style:font-weight-complex="bold" fo:color="#00007F"/>
    </style:style>
    <style:style style:name="P119" style:parent-style-name="正文" style:family="paragraph">
      <style:paragraph-properties fo:widows="2" fo:orphans="2" fo:text-align="start" fo:background-color="#FFFFFF"/>
    </style:style>
    <style:style style:name="T120" style:parent-style-name="DefaultParagraphFont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P121" style:parent-style-name="正文" style:family="paragraph">
      <style:paragraph-properties fo:widows="2" fo:orphans="2" fo:text-align="start" fo:background-color="#FFFFFF"/>
      <style:text-properties style:font-name="Hiragino Sans GB" style:font-name-asian="宋体" fo:font-weight="bold" style:font-weight-asian="bold" style:font-weight-complex="bold" fo:color="#00007F"/>
    </style:style>
    <style:style style:name="P122" style:parent-style-name="正文" style:family="paragraph">
      <style:paragraph-properties fo:widows="2" fo:orphans="2" fo:text-align="start" fo:background-color="#FFFFFF"/>
      <style:text-properties style:font-name="宋体" style:font-name-asian="宋体" fo:color="#000000"/>
    </style:style>
    <style:style style:name="P123" style:parent-style-name="正文" style:family="paragraph">
      <style:paragraph-properties fo:widows="2" fo:orphans="2" fo:text-align="start" fo:background-color="#FFFFFF"/>
      <style:text-properties style:font-name="宋体" style:font-name-asian="宋体" fo:color="#000000"/>
    </style:style>
    <style:style style:name="P124" style:parent-style-name="正文" style:family="paragraph">
      <style:paragraph-properties fo:widows="2" fo:orphans="2" fo:text-align="start" fo:background-color="#FFFFFF"/>
    </style:style>
    <style:style style:name="T125" style:parent-style-name="默认段落字体" style:family="text">
      <style:text-properties style:font-name="Hiragino Sans GB" style:font-name-asian="宋体" style:font-name-complex="Times New Roman" fo:color="#000000" fo:font-size="13.5pt" style:font-size-asian="13.5pt" style:font-size-complex="13.5pt"/>
    </style:style>
    <style:style style:name="P126" style:parent-style-name="正文" style:family="paragraph">
      <style:paragraph-properties fo:widows="2" fo:orphans="2" fo:text-align="start" fo:background-color="#FFFFFF"/>
    </style:style>
    <style:style style:name="T127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00"/>
    </style:style>
    <style:style style:name="T128" style:parent-style-name="默认段落字体" style:family="text">
      <style:text-properties style:font-name="Hiragino Sans GB" style:font-name-asian="宋体" style:font-name-complex="Times New Roman" fo:color="#000000"/>
    </style:style>
    <style:style style:name="P129" style:parent-style-name="正文" style:family="paragraph">
      <style:paragraph-properties fo:widows="2" fo:orphans="2" fo:text-align="start" fo:background-color="#FFFFFF"/>
    </style:style>
    <style:style style:name="T130" style:parent-style-name="默认段落字体" style:family="text">
      <style:text-properties style:font-name="Hiragino Sans GB" style:font-name-asian="宋体" style:font-name-complex="Times New Roman" fo:color="#000000"/>
    </style:style>
    <style:style style:name="T131" style:parent-style-name="默认段落字体" style:family="text">
      <style:text-properties style:font-name="Hiragino Sans GB" style:font-name-asian="宋体" style:font-name-complex="Times New Roman" fo:color="#000000"/>
    </style:style>
    <style:style style:name="T132" style:parent-style-name="默认段落字体" style:family="text">
      <style:text-properties style:font-name="Hiragino Sans GB" style:font-name-asian="宋体" style:font-name-complex="Times New Roman" fo:color="#000000"/>
    </style:style>
    <style:style style:name="T133" style:parent-style-name="默认段落字体" style:family="text">
      <style:text-properties style:font-name="Hiragino Sans GB" style:font-name-asian="宋体" style:font-name-complex="Times New Roman" fo:color="#000000"/>
    </style:style>
    <style:style style:name="T134" style:parent-style-name="默认段落字体" style:family="text">
      <style:text-properties style:font-name="Hiragino Sans GB" style:font-name-asian="宋体" style:font-name-complex="Times New Roman" fo:color="#000000"/>
    </style:style>
    <style:style style:name="T135" style:parent-style-name="默认段落字体" style:family="text">
      <style:text-properties style:font-name="Hiragino Sans GB" style:font-name-asian="宋体" style:font-name-complex="Times New Roman" fo:color="#000000"/>
    </style:style>
    <style:style style:name="T136" style:parent-style-name="默认段落字体" style:family="text">
      <style:text-properties style:font-name="Hiragino Sans GB" style:font-name-asian="宋体" style:font-name-complex="Times New Roman" fo:color="#000000"/>
    </style:style>
    <style:style style:name="T137" style:parent-style-name="默认段落字体" style:family="text">
      <style:text-properties style:font-name="Hiragino Sans GB" style:font-name-asian="宋体" style:font-name-complex="Times New Roman" fo:color="#000000"/>
    </style:style>
    <style:style style:name="T138" style:parent-style-name="默认段落字体" style:family="text">
      <style:text-properties style:font-name="Hiragino Sans GB" style:font-name-asian="宋体" style:font-name-complex="Times New Roman" fo:color="#000000"/>
    </style:style>
    <style:style style:name="T139" style:parent-style-name="默认段落字体" style:family="text">
      <style:text-properties style:font-name="Hiragino Sans GB" style:font-name-asian="宋体" style:font-name-complex="Times New Roman" fo:color="#000000"/>
    </style:style>
    <style:style style:name="P140" style:parent-style-name="正文" style:family="paragraph">
      <style:paragraph-properties fo:widows="2" fo:orphans="2" fo:text-align="start" fo:background-color="#FFFFFF"/>
      <style:text-properties style:font-name="宋体" style:font-name-asian="宋体" fo:color="#000000"/>
    </style:style>
    <style:style style:name="P141" style:parent-style-name="正文" style:family="paragraph">
      <style:paragraph-properties fo:widows="2" fo:orphans="2" fo:text-align="start" fo:background-color="#FFFFFF"/>
    </style:style>
    <style:style style:name="T142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00"/>
    </style:style>
    <style:style style:name="T143" style:parent-style-name="默认段落字体" style:family="text">
      <style:text-properties style:font-name="Hiragino Sans GB" style:font-name-asian="宋体" style:font-name-complex="Times New Roman" fo:color="#000000"/>
    </style:style>
    <style:style style:name="P144" style:parent-style-name="正文" style:family="paragraph">
      <style:paragraph-properties fo:widows="2" fo:orphans="2" fo:text-align="start" fo:background-color="#FFFFFF"/>
    </style:style>
    <style:style style:name="T145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146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147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00"/>
    </style:style>
    <style:style style:name="T148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149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00"/>
    </style:style>
    <style:style style:name="T150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151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52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153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54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155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56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57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58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59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60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P161" style:parent-style-name="正文" style:family="paragraph">
      <style:paragraph-properties fo:widows="2" fo:orphans="2" fo:text-align="start" fo:background-color="#FFFFFF"/>
    </style:style>
    <style:style style:name="T162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163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164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00"/>
    </style:style>
    <style:style style:name="T165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166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00"/>
    </style:style>
    <style:style style:name="T167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168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69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170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71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172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P173" style:parent-style-name="正文" style:family="paragraph">
      <style:paragraph-properties fo:widows="2" fo:orphans="2" fo:text-align="start" fo:background-color="#FFFFFF"/>
    </style:style>
    <style:style style:name="T174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175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176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00"/>
    </style:style>
    <style:style style:name="T177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178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179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180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P181" style:parent-style-name="正文" style:family="paragraph">
      <style:paragraph-properties fo:widows="2" fo:orphans="2" fo:text-align="start" fo:background-color="#FFFFFF"/>
    </style:style>
    <style:style style:name="T182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00FF00"/>
    </style:style>
    <style:style style:name="T183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00FF00"/>
    </style:style>
    <style:style style:name="T184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00FF00"/>
    </style:style>
    <style:style style:name="T185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00FF00"/>
    </style:style>
    <style:style style:name="T186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T187" style:parent-style-name="默认段落字体" style:family="text">
      <style:text-properties style:font-name="Hiragino Sans GB" style:font-name-asian="Times New Roman" style:font-name-complex="Times New Roman" fo:color="#000000" fo:background-color="#00FF00"/>
    </style:style>
    <style:style style:name="T188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T189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00FF00"/>
    </style:style>
    <style:style style:name="T190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T191" style:parent-style-name="默认段落字体" style:family="text">
      <style:text-properties style:font-name="Hiragino Sans GB" style:font-name-asian="Times New Roman" style:font-name-complex="Times New Roman" fo:color="#000000" fo:background-color="#00FF00"/>
    </style:style>
    <style:style style:name="T192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T193" style:parent-style-name="默认段落字体" style:family="text">
      <style:text-properties style:font-name="Hiragino Sans GB" style:font-name-asian="Times New Roman" style:font-name-complex="Times New Roman" fo:color="#000000" fo:background-color="#00FF00"/>
    </style:style>
    <style:style style:name="T194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P195" style:parent-style-name="正文" style:family="paragraph">
      <style:paragraph-properties fo:widows="2" fo:orphans="2" fo:text-align="start" fo:background-color="#FFFFFF"/>
    </style:style>
    <style:style style:name="T196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00FF00"/>
    </style:style>
    <style:style style:name="T197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00FF00"/>
    </style:style>
    <style:style style:name="T198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00FF00"/>
    </style:style>
    <style:style style:name="T199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00FF00"/>
    </style:style>
    <style:style style:name="T200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T201" style:parent-style-name="默认段落字体" style:family="text">
      <style:text-properties style:font-name="Hiragino Sans GB" style:font-name-asian="Times New Roman" style:font-name-complex="Times New Roman" fo:color="#000000" fo:background-color="#00FF00"/>
    </style:style>
    <style:style style:name="T202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T203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00FF00"/>
    </style:style>
    <style:style style:name="T204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T205" style:parent-style-name="默认段落字体" style:family="text">
      <style:text-properties style:font-name="Hiragino Sans GB" style:font-name-asian="Times New Roman" style:font-name-complex="Times New Roman" fo:color="#000000" fo:background-color="#00FF00"/>
    </style:style>
    <style:style style:name="T206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T207" style:parent-style-name="默认段落字体" style:family="text">
      <style:text-properties style:font-name="Hiragino Sans GB" style:font-name-asian="Times New Roman" style:font-name-complex="Times New Roman" fo:color="#000000" fo:background-color="#00FF00"/>
    </style:style>
    <style:style style:name="T208" style:parent-style-name="默认段落字体" style:family="text">
      <style:text-properties style:font-name="宋体" style:font-name-asian="宋体" style:font-name-complex="宋体" fo:color="#000000" fo:background-color="#00FF00"/>
    </style:style>
    <style:style style:name="P209" style:parent-style-name="正文" style:family="paragraph">
      <style:paragraph-properties fo:widows="2" fo:orphans="2" fo:text-align="start" fo:background-color="#FFFFFF"/>
    </style:style>
    <style:style style:name="T210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211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212" style:parent-style-name="默认段落字体" style:family="text">
      <style:text-properties style:font-name="宋体" style:font-name-asian="宋体" style:font-name-complex="宋体" fo:color="#000000" fo:background-color="#FFFF00"/>
    </style:style>
    <style:style style:name="T213" style:parent-style-name="默认段落字体" style:family="text">
      <style:text-properties style:font-name="Hiragino Sans GB" style:font-name-asian="Times New Roman" style:font-name-complex="Times New Roman" fo:color="#000000" fo:background-color="#FFFF00"/>
    </style:style>
    <style:style style:name="T214" style:parent-style-name="默认段落字体" style:family="text">
      <style:text-properties style:font-name="宋体" style:font-name-asian="宋体" style:font-name-complex="宋体" fo:color="#000000" fo:background-color="#FFFF00"/>
    </style:style>
    <style:style style:name="T215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216" style:parent-style-name="默认段落字体" style:family="text">
      <style:text-properties style:font-name="宋体" style:font-name-asian="宋体" style:font-name-complex="宋体" fo:color="#000000" fo:background-color="#FFFFFF"/>
    </style:style>
    <style:style style:name="T217" style:parent-style-name="默认段落字体" style:family="text">
      <style:text-properties style:font-name="Hiragino Sans GB" style:font-name-asian="Times New Roman" style:font-name-complex="Times New Roman" fo:color="#000000" fo:background-color="#FFFFFF"/>
    </style:style>
    <style:style style:name="T218" style:parent-style-name="默认段落字体" style:family="text">
      <style:text-properties style:font-name="宋体" style:font-name-asian="宋体" style:font-name-complex="宋体" fo:color="#000000" fo:background-color="#FFFFFF"/>
    </style:style>
    <style:style style:name="T219" style:parent-style-name="默认段落字体" style:family="text">
      <style:text-properties style:font-name="Hiragino Sans GB" style:font-name-asian="Times New Roman" style:font-name-complex="Times New Roman" fo:color="#000000" fo:background-color="#FFFFFF"/>
    </style:style>
    <style:style style:name="T220" style:parent-style-name="默认段落字体" style:family="text">
      <style:text-properties style:font-name="宋体" style:font-name-asian="宋体" style:font-name-complex="宋体" fo:color="#000000" fo:background-color="#FFFFFF"/>
    </style:style>
    <style:style style:name="P221" style:parent-style-name="正文" style:family="paragraph">
      <style:paragraph-properties fo:widows="2" fo:orphans="2" fo:text-align="start" fo:background-color="#FFFFFF"/>
    </style:style>
    <style:style style:name="T222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223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224" style:parent-style-name="默认段落字体" style:family="text">
      <style:text-properties style:font-name="宋体" style:font-name-asian="宋体" style:font-name-complex="宋体" fo:color="#000000" fo:background-color="#FFFF00"/>
    </style:style>
    <style:style style:name="T225" style:parent-style-name="默认段落字体" style:family="text">
      <style:text-properties style:font-name="Hiragino Sans GB" style:font-name-asian="Times New Roman" style:font-name-complex="Times New Roman" fo:color="#000000" fo:background-color="#FFFF00"/>
    </style:style>
    <style:style style:name="T226" style:parent-style-name="默认段落字体" style:family="text">
      <style:text-properties style:font-name="宋体" style:font-name-asian="宋体" style:font-name-complex="宋体" fo:color="#000000" fo:background-color="#FFFF00"/>
    </style:style>
    <style:style style:name="T227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228" style:parent-style-name="默认段落字体" style:family="text">
      <style:text-properties style:font-name="宋体" style:font-name-asian="宋体" style:font-name-complex="宋体" fo:color="#000000" fo:background-color="#FFFFFF"/>
    </style:style>
    <style:style style:name="T229" style:parent-style-name="默认段落字体" style:family="text">
      <style:text-properties style:font-name="Hiragino Sans GB" style:font-name-asian="Times New Roman" style:font-name-complex="Times New Roman" fo:color="#000000" fo:background-color="#FFFFFF"/>
    </style:style>
    <style:style style:name="T230" style:parent-style-name="默认段落字体" style:family="text">
      <style:text-properties style:font-name="宋体" style:font-name-asian="宋体" style:font-name-complex="宋体" fo:color="#000000" fo:background-color="#FFFFFF"/>
    </style:style>
    <style:style style:name="T231" style:parent-style-name="默认段落字体" style:family="text">
      <style:text-properties style:font-name="Hiragino Sans GB" style:font-name-asian="Times New Roman" style:font-name-complex="Times New Roman" fo:color="#000000" fo:background-color="#FFFFFF"/>
    </style:style>
    <style:style style:name="T232" style:parent-style-name="默认段落字体" style:family="text">
      <style:text-properties style:font-name="宋体" style:font-name-asian="宋体" style:font-name-complex="宋体" fo:color="#000000" fo:background-color="#FFFFFF"/>
    </style:style>
    <style:style style:name="P233" style:parent-style-name="正文" style:family="paragraph">
      <style:paragraph-properties fo:widows="2" fo:orphans="2" fo:text-align="start" fo:background-color="#FFFFFF"/>
    </style:style>
    <style:style style:name="T234" style:parent-style-name="默认段落字体" style:family="text">
      <style:text-properties style:font-name="Hiragino Sans GB" style:font-name-asian="Times New Roman" style:font-name-complex="Times New Roman" fo:color="#000000" fo:font-size="13.5pt" style:font-size-asian="13.5pt" style:font-size-complex="13.5pt" fo:background-color="#FFFFFF"/>
    </style:style>
    <style:style style:name="T235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00"/>
    </style:style>
    <style:style style:name="T236" style:parent-style-name="默认段落字体" style:family="text">
      <style:text-properties style:font-name="宋体" style:font-name-asian="宋体" style:font-name-complex="宋体" fo:color="#000000" fo:background-color="#FFFF00"/>
    </style:style>
    <style:style style:name="T237" style:parent-style-name="默认段落字体" style:family="text">
      <style:text-properties style:font-name="Hiragino Sans GB" style:font-name-asian="Times New Roman" style:font-name-complex="Times New Roman" fo:color="#000000" fo:background-color="#FFFF00"/>
    </style:style>
    <style:style style:name="T238" style:parent-style-name="默认段落字体" style:family="text">
      <style:text-properties style:font-name="宋体" style:font-name-asian="宋体" style:font-name-complex="宋体" fo:color="#000000" fo:background-color="#FFFF00"/>
    </style:style>
    <style:style style:name="T239" style:parent-style-name="默认段落字体" style:family="text">
      <style:text-properties style:font-name="宋体" style:font-name-asian="宋体" style:font-name-complex="宋体" fo:color="#000000" fo:font-size="13.5pt" style:font-size-asian="13.5pt" style:font-size-complex="13.5pt" fo:background-color="#FFFFFF"/>
    </style:style>
    <style:style style:name="T240" style:parent-style-name="默认段落字体" style:family="text">
      <style:text-properties style:font-name="宋体" style:font-name-asian="宋体" style:font-name-complex="宋体" fo:color="#000000" fo:background-color="#FFFFFF"/>
    </style:style>
    <style:style style:name="T241" style:parent-style-name="默认段落字体" style:family="text">
      <style:text-properties style:font-name="Hiragino Sans GB" style:font-name-asian="Times New Roman" style:font-name-complex="Times New Roman" fo:color="#000000" fo:background-color="#FFFFFF"/>
    </style:style>
    <style:style style:name="T242" style:parent-style-name="默认段落字体" style:family="text">
      <style:text-properties style:font-name="宋体" style:font-name-asian="宋体" style:font-name-complex="宋体" fo:color="#000000" fo:background-color="#FFFFFF"/>
    </style:style>
    <style:style style:name="T243" style:parent-style-name="默认段落字体" style:family="text">
      <style:text-properties style:font-name="Hiragino Sans GB" style:font-name-asian="Times New Roman" style:font-name-complex="Times New Roman" fo:color="#000000" fo:background-color="#FFFFFF"/>
    </style:style>
    <style:style style:name="T244" style:parent-style-name="默认段落字体" style:family="text">
      <style:text-properties style:font-name="宋体" style:font-name-asian="宋体" style:font-name-complex="宋体" fo:color="#000000" fo:background-color="#FFFFFF"/>
    </style:style>
    <style:style style:name="P245" style:parent-style-name="正文" style:family="paragraph">
      <style:paragraph-properties fo:widows="2" fo:orphans="2" fo:text-align="start" fo:background-color="#FFFFFF"/>
    </style:style>
    <style:style style:name="T246" style:parent-style-name="默认段落字体" style:family="text">
      <style:text-properties style:font-name="宋体" style:font-name-asian="宋体" style:font-name-complex="Times New Roman" fo:color="#000000" fo:font-size="13.5pt" style:font-size-asian="13.5pt" style:font-size-complex="13.5pt" fo:background-color="#FFFFFF"/>
    </style:style>
    <style:style style:name="P247" style:parent-style-name="正文" style:family="paragraph">
      <style:paragraph-properties fo:widows="2" fo:orphans="2" fo:text-align="start" fo:background-color="#FFFFFF"/>
    </style:style>
    <style:style style:name="T248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T249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T250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P251" style:parent-style-name="正文" style:family="paragraph">
      <style:paragraph-properties fo:widows="2" fo:orphans="2" fo:text-align="start" fo:background-color="#FFFFFF"/>
      <style:text-properties style:font-name="宋体" style:font-name-asian="宋体" fo:color="#000000"/>
    </style:style>
    <style:style style:name="P252" style:parent-style-name="正文" style:family="paragraph">
      <style:paragraph-properties fo:widows="2" fo:orphans="2" fo:text-align="start" fo:background-color="#FFFFFF"/>
    </style:style>
    <style:style style:name="T253" style:parent-style-name="默认段落字体" style:family="text">
      <style:text-properties style:font-name="Hiragino Sans GB" style:font-name-asian="宋体" style:font-name-complex="Times New Roman" fo:color="#000000" fo:font-size="13.5pt" style:font-size-asian="13.5pt" style:font-size-complex="13.5pt"/>
    </style:style>
    <style:style style:name="T254" style:parent-style-name="默认段落字体" style:family="text">
      <style:text-properties style:font-name="Hiragino Sans GB" style:font-name-asian="宋体" style:font-name-complex="Times New Roman" fo:color="#000000" fo:font-size="13.5pt" style:font-size-asian="13.5pt" style:font-size-complex="13.5pt"/>
    </style:style>
    <style:style style:name="T255" style:parent-style-name="默认段落字体" style:family="text">
      <style:text-properties style:font-name="Hiragino Sans GB" style:font-name-asian="宋体" style:font-name-complex="Times New Roman" fo:color="#000000" fo:font-size="13.5pt" style:font-size-asian="13.5pt" style:font-size-complex="13.5pt"/>
    </style:style>
    <style:style style:name="P256" style:parent-style-name="正文" style:family="paragraph">
      <style:paragraph-properties fo:widows="2" fo:orphans="2" fo:text-align="start" fo:background-color="#FFFFFF"/>
    </style:style>
    <style:style style:name="T257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00"/>
    </style:style>
    <style:style style:name="T258" style:parent-style-name="默认段落字体" style:family="text">
      <style:text-properties style:font-name="Hiragino Sans GB" style:font-name-asian="宋体" style:font-name-complex="Times New Roman" fo:color="#000000"/>
    </style:style>
    <style:style style:name="P259" style:parent-style-name="正文" style:family="paragraph">
      <style:paragraph-properties fo:widows="2" fo:orphans="2" fo:text-align="start" fo:background-color="#FFFFFF"/>
    </style:style>
    <style:style style:name="T260" style:parent-style-name="默认段落字体" style:family="text">
      <style:text-properties style:font-name="Hiragino Sans GB" style:font-name-asian="宋体" style:font-name-complex="Times New Roman" fo:color="#000000"/>
    </style:style>
    <style:style style:name="T261" style:parent-style-name="默认段落字体" style:family="text">
      <style:text-properties style:font-name="Hiragino Sans GB" style:font-name-asian="宋体" style:font-name-complex="Times New Roman" fo:color="#000000"/>
    </style:style>
    <style:style style:name="T262" style:parent-style-name="默认段落字体" style:family="text">
      <style:text-properties style:font-name="Hiragino Sans GB" style:font-name-asian="宋体" style:font-name-complex="Times New Roman" fo:color="#000000"/>
    </style:style>
    <style:style style:name="T263" style:parent-style-name="默认段落字体" style:family="text">
      <style:text-properties style:font-name="Hiragino Sans GB" style:font-name-asian="宋体" style:font-name-complex="Times New Roman" fo:color="#000000"/>
    </style:style>
    <style:style style:name="T264" style:parent-style-name="默认段落字体" style:family="text">
      <style:text-properties style:font-name="Hiragino Sans GB" style:font-name-asian="宋体" style:font-name-complex="Times New Roman" fo:color="#000000"/>
    </style:style>
    <style:style style:name="T265" style:parent-style-name="默认段落字体" style:family="text">
      <style:text-properties style:font-name="Hiragino Sans GB" style:font-name-asian="宋体" style:font-name-complex="Times New Roman" fo:color="#000000"/>
    </style:style>
    <style:style style:name="T266" style:parent-style-name="默认段落字体" style:family="text">
      <style:text-properties style:font-name="Hiragino Sans GB" style:font-name-asian="宋体" style:font-name-complex="Times New Roman" fo:color="#000000"/>
    </style:style>
    <style:style style:name="T267" style:parent-style-name="默认段落字体" style:family="text">
      <style:text-properties style:font-name="Hiragino Sans GB" style:font-name-asian="宋体" style:font-name-complex="Times New Roman" fo:color="#000000"/>
    </style:style>
    <style:style style:name="T268" style:parent-style-name="默认段落字体" style:family="text">
      <style:text-properties style:font-name="Hiragino Sans GB" style:font-name-asian="宋体" style:font-name-complex="Times New Roman" fo:color="#000000"/>
    </style:style>
    <style:style style:name="T269" style:parent-style-name="默认段落字体" style:family="text">
      <style:text-properties style:font-name="Hiragino Sans GB" style:font-name-asian="宋体" style:font-name-complex="Times New Roman" fo:color="#000000"/>
    </style:style>
    <style:style style:name="P270" style:parent-style-name="正文" style:family="paragraph">
      <style:paragraph-properties fo:widows="2" fo:orphans="2" fo:text-align="start" fo:background-color="#FFFFFF"/>
      <style:text-properties style:font-name="宋体" style:font-name-asian="宋体" fo:color="#000000"/>
    </style:style>
    <style:style style:name="P271" style:parent-style-name="正文" style:family="paragraph">
      <style:paragraph-properties fo:widows="2" fo:orphans="2" fo:text-align="start" fo:background-color="#FFFFFF"/>
    </style:style>
    <style:style style:name="T272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00"/>
    </style:style>
    <style:style style:name="T273" style:parent-style-name="默认段落字体" style:family="text">
      <style:text-properties style:font-name="Hiragino Sans GB" style:font-name-asian="宋体" style:font-name-complex="Times New Roman" fo:color="#000000"/>
    </style:style>
    <style:style style:name="T274" style:parent-style-name="默认段落字体" style:family="text">
      <style:text-properties style:font-name="Hiragino Sans GB" style:font-name-asian="宋体" style:font-name-complex="Times New Roman" fo:color="#000000"/>
    </style:style>
    <style:style style:name="T275" style:parent-style-name="默认段落字体" style:family="text">
      <style:text-properties style:font-name="Hiragino Sans GB" style:font-name-asian="宋体" style:font-name-complex="Times New Roman" fo:color="#000000"/>
    </style:style>
    <style:style style:name="P276" style:parent-style-name="正文" style:family="paragraph">
      <style:paragraph-properties fo:widows="2" fo:orphans="2" fo:text-align="start" fo:background-color="#FFFFFF"/>
    </style:style>
    <style:style style:name="T277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278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279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280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281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282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283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284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285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286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287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288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P289" style:parent-style-name="正文" style:family="paragraph">
      <style:paragraph-properties fo:widows="2" fo:orphans="2" fo:text-align="start" fo:background-color="#FFFFFF"/>
    </style:style>
    <style:style style:name="T290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291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292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293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294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295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296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297" style:parent-style-name="默认段落字体" style:family="text">
      <style:text-properties style:font-name="Verdana" style:font-name-asian="宋体" style:font-name-complex="Times New Roman" fo:color="#000000" fo:background-color="#FFFFFF"/>
    </style:style>
    <style:style style:name="T298" style:parent-style-name="默认段落字体" style:family="text">
      <style:text-properties style:font-name="Verdana" style:font-name-asian="宋体" style:font-name-complex="Times New Roman" fo:color="#000000" fo:background-color="#FFFFFF"/>
    </style:style>
    <style:style style:name="T299" style:parent-style-name="默认段落字体" style:family="text">
      <style:text-properties style:font-name="Verdana" style:font-name-asian="宋体" style:font-name-complex="Times New Roman" fo:color="#000000" fo:background-color="#FFFFFF"/>
    </style:style>
    <style:style style:name="P300" style:parent-style-name="正文" style:family="paragraph">
      <style:paragraph-properties fo:widows="2" fo:orphans="2" fo:text-align="start" fo:background-color="#FFFFFF"/>
    </style:style>
    <style:style style:name="T301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02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03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04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05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06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07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08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09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310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311" style:parent-style-name="默认段落字体" style:family="text">
      <style:text-properties style:font-name="Hiragino Sans GB" style:font-name-asian="宋体" style:font-name-complex="Times New Roman" fo:color="#000000" fo:background-color="#FFFF00"/>
    </style:style>
    <style:style style:name="T312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13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14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15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16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17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18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19" style:parent-style-name="默认段落字体" style:family="text">
      <style:text-properties style:font-name="Verdana" style:font-name-asian="宋体" style:font-name-complex="Times New Roman" fo:color="#000000" fo:background-color="#FFFFFF"/>
    </style:style>
    <style:style style:name="P320" style:parent-style-name="正文" style:family="paragraph">
      <style:paragraph-properties fo:widows="2" fo:orphans="2" fo:text-align="start" fo:background-color="#FFFFFF"/>
    </style:style>
    <style:style style:name="T321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22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23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324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325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326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/>
    </style:style>
    <style:style style:name="T327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/>
    </style:style>
    <style:style style:name="T328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/>
    </style:style>
    <style:style style:name="P329" style:parent-style-name="正文" style:family="paragraph">
      <style:paragraph-properties fo:widows="2" fo:orphans="2" fo:text-align="start" fo:background-color="#FFFFFF"/>
    </style:style>
    <style:style style:name="T330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31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32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33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34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P335" style:parent-style-name="正文" style:family="paragraph">
      <style:paragraph-properties fo:widows="2" fo:orphans="2" fo:text-align="start" fo:background-color="#FFFFFF"/>
    </style:style>
    <style:style style:name="T336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37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00"/>
    </style:style>
    <style:style style:name="T338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339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340" style:parent-style-name="默认段落字体" style:family="text">
      <style:text-properties style:font-name="Verdana" style:font-name-asian="宋体" style:font-name-complex="Times New Roman" fo:color="#000000" fo:background-color="#FFFF00"/>
    </style:style>
    <style:style style:name="T341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42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43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44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45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46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47" style:parent-style-name="默认段落字体" style:family="text">
      <style:text-properties style:font-name="Verdana" style:font-name-asian="宋体" style:font-name-complex="Times New Roman" fo:color="#FF0000" fo:background-color="#FFFFFF"/>
    </style:style>
    <style:style style:name="T348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49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T350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P351" style:parent-style-name="正文" style:family="paragraph">
      <style:paragraph-properties fo:widows="2" fo:orphans="2" fo:text-align="start" fo:background-color="#FFFFFF"/>
    </style:style>
    <style:style style:name="T352" style:parent-style-name="默认段落字体" style:family="text">
      <style:text-properties style:font-name="Verdana" style:font-name-asian="宋体" style:font-name-complex="Times New Roman" fo:color="#000000" fo:font-size="13.5pt" style:font-size-asian="13.5pt" style:font-size-complex="13.5pt" fo:background-color="#FFFFFF"/>
    </style:style>
    <style:style style:name="P353" style:parent-style-name="正文" style:family="paragraph">
      <style:paragraph-properties fo:widows="2" fo:orphans="2" fo:text-align="start" fo:background-color="#FFFFFF"/>
    </style:style>
    <style:style style:name="T354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T355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T356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T357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T358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  <style:style style:name="T359" style:parent-style-name="默认段落字体" style:family="text">
      <style:text-properties style:font-name="Hiragino Sans GB" style:font-name-asian="宋体" style:font-name-complex="Times New Roman" fo:font-weight="bold" style:font-weight-asian="bold" style:font-weight-complex="bold" fo:color="#00007F"/>
    </style:style>
  </office:automatic-styles>
  <office:body>
    <office:text text:use-soft-page-breaks="true">
      <text:p text:style-name="P1"><text:span text:style-name="T2">优先级按</text:span><text:span text:style-name="T3">P0</text:span><text:span text:style-name="T4">到</text:span><text:span text:style-name="T5">P2</text:span><text:span text:style-name="T6">，</text:span><text:span text:style-name="T7">P0</text:span><text:span text:style-name="T8">最高，希望按</text:span><text:span text:style-name="T9">3</text:span><text:span text:style-name="T10">期完成，第一期完成</text:span><text:span text:style-name="T11">P0</text:span><text:span text:style-name="T12">，类推。</text:span></text:p>
      <text:p text:style-name="P13"/>
      <text:p text:style-name="P14"><text:span text:style-name="T15">一、新用户：</text:span></text:p>
      <text:p text:style-name="P16"><text:span text:style-name="T17">提取字段</text:span><text:span text:style-name="T18">：</text:span></text:p>
      <text:p text:style-name="P19"><text:span text:style-name="T20">user_id</text:span><text:span text:style-name="T21">，淘宝账号</text:span><text:span text:style-name="T22">/</text:span><text:span text:style-name="T23">登录手机号、用户昵称、</text:span><text:span text:style-name="T24">cid</text:span><text:span text:style-name="T25">（可以区分登陆设备）和</text:span><text:span text:style-name="T26">email</text:span><text:span text:style-name="T27">（使用支付宝账号字段）、最近登录设备类型（安卓</text:span><text:span text:style-name="T28">/</text:span><text:span text:style-name="T29">苹果</text:span><text:span text:style-name="T30">/PC</text:span><text:span text:style-name="T31">）、</text:span><text:span text:style-name="T32">是否一元购新用户（如果实现复杂则不用做）</text:span></text:p>
      <text:p text:style-name="P33"><text:span text:style-name="T34">push_user,cid,</text:span><text:span text:style-name="T35">最新的一条</text:span><text:span text:style-name="T36">;</text:span></text:p>
      <text:p text:style-name="P37"/>
      <text:p text:style-name="P38"/>
      <text:p text:style-name="P39"><text:span text:style-name="T40">提取条件</text:span><text:span text:style-name="T41">：</text:span></text:p>
      <text:p text:style-name="P42"><text:span text:style-name="T43">1.</text:span><text:span text:style-name="T44">前一天新用户（</text:span><text:span text:style-name="T45">P0</text:span><text:span text:style-name="T46">）</text:span><text:span text:style-name="T47">：前一天注册用户</text:span></text:p>
      <text:p text:style-name="P48"><text:span text:style-name="T49">2.</text:span><text:span text:style-name="T50">下载后连续一个月没有再登陆（</text:span><text:span text:style-name="T51">P0</text:span><text:span text:style-name="T52">）</text:span><text:span text:style-name="T53">：</text:span><text:span text:style-name="T54">只登陆过一次，且首次登陆时间距今</text:span><text:span text:style-name="T55">&gt;=30</text:span><text:span text:style-name="T56">天</text:span><text:span text:style-name="T57">&amp;&lt;60</text:span><text:span text:style-name="T58">天的用户</text:span></text:p>
      <text:p text:style-name="P59"><text:span text:style-name="T60">3.</text:span><text:span text:style-name="T61">下载后连续二个月没有登陆（</text:span><text:span text:style-name="T62">P0</text:span><text:span text:style-name="T63">）</text:span><text:span text:style-name="T64">：</text:span><text:span text:style-name="T65">只登陆过一次，且首次登陆时间距今</text:span><text:span text:style-name="T66">&gt;=60</text:span><text:span text:style-name="T67">天</text:span><text:span text:style-name="T68">&amp;&lt;90</text:span><text:span text:style-name="T69">天的用户</text:span></text:p>
      <text:p text:style-name="P70"><text:span text:style-name="T71">4.</text:span><text:span text:style-name="T72">连续三个月没有登陆（</text:span><text:span text:style-name="T73">P0</text:span><text:span text:style-name="T74">）</text:span><text:span text:style-name="T75">：</text:span><text:span text:style-name="T76">只登陆过一次，且首次登陆时间距今</text:span><text:span text:style-name="T77">&gt;=90</text:span><text:span text:style-name="T78">天的用户</text:span></text:p>
      <text:p text:style-name="P79"><text:span text:style-name="T80">5.</text:span><text:span text:style-name="T81">新用户下载后连续</text:span><text:span text:style-name="T82">3</text:span><text:span text:style-name="T83">天还未购买商品（</text:span><text:span text:style-name="T84">P0</text:span><text:span text:style-name="T85">）</text:span><text:span text:style-name="T86">：</text:span><text:span text:style-name="T87">首次登陆时间距今</text:span><text:span text:style-name="T88">=3</text:span><text:span text:style-name="T89">天，且至今无成交的用户</text:span></text:p>
      <text:p text:style-name="P90"><text:span text:style-name="T91">6.</text:span><text:span text:style-name="T92">新用户下载后连续</text:span><text:span text:style-name="T93">7</text:span><text:span text:style-name="T94">天还未购买商品（</text:span><text:span text:style-name="T95">P0</text:span><text:span text:style-name="T96">）</text:span><text:span text:style-name="T97">：</text:span><text:span text:style-name="T98">首次登陆时间距今</text:span><text:span text:style-name="T99">=7</text:span><text:span text:style-name="T100">天，且至今无成交的用户</text:span></text:p>
      <text:p text:style-name="P101"><text:span text:style-name="T102">7.</text:span><text:span text:style-name="T103">新用户下载后连续</text:span><text:span text:style-name="T104">15</text:span><text:span text:style-name="T105">天还未购</text:span><text:span text:style-name="T106">买商品（</text:span><text:span text:style-name="T107">P0</text:span><text:span text:style-name="T108">）</text:span><text:span text:style-name="T109">：</text:span><text:span text:style-name="T110">首次登陆时间距今</text:span><text:span text:style-name="T111">=15</text:span><text:span text:style-name="T112">天，且至今无成交的用户</text:span></text:p>
      <text:p text:style-name="P113"/>
      <text:p text:style-name="P114"><text:span text:style-name="T115">说明：是否购买过商品：按付款成功</text:span><text:span text:style-name="T116">/</text:span><text:span text:style-name="T117">结算的实时销量订单计算</text:span></text:p>
      <text:p text:style-name="P118"/>
      <text:p text:style-name="P119"><text:span text:style-name="T120">底层数据没有购买记录，只有点击记录，或者返利记录</text:span></text:p>
      <text:p text:style-name="P121"/>
      <text:p text:style-name="P122"/>
      <text:p text:style-name="P123"/>
      <text:p text:style-name="P124"><text:span text:style-name="T125">二、老用户：</text:span></text:p>
      <text:p text:style-name="P126"><text:span text:style-name="T127">提取字段</text:span><text:span text:style-name="T128">：</text:span></text:p>
      <text:p text:style-name="P129"><text:span text:style-name="T130">user_id</text:span><text:span text:style-name="T131">，淘宝账号</text:span><text:span text:style-name="T132">/</text:span><text:span text:style-name="T133">登录手机号、用户昵称、</text:span><text:span text:style-name="T134">cid/email</text:span><text:span text:style-name="T135">（使用支付宝账号字段）、最近登录设备类型（安卓</text:span><text:span text:style-name="T136">/</text:span><text:span text:style-name="T137">苹果</text:span><text:span text:style-name="T138">/PC</text:span><text:span text:style-name="T139">）</text:span></text:p>
      <text:p text:style-name="P140"/>
      <text:p text:style-name="P141"><text:span text:style-name="T142">提取条件</text:span><text:span text:style-name="T143">：</text:span></text:p>
      <text:p text:style-name="P144"><text:span text:style-name="T145">1.</text:span><text:span text:style-name="T146">近</text:span><text:span text:style-name="T147">7</text:span><text:span text:style-name="T148">天还未买过商品的老用户（</text:span><text:span text:style-name="T149">P1</text:span><text:span text:style-name="T150">）</text:span><text:span text:style-name="T151">：首次登陆时间</text:span><text:span text:style-name="T152">&gt;30</text:span><text:span text:style-name="T153">天，且最近</text:span><text:span text:style-name="T154">7</text:span><text:span text:style-name="T155">天内无成交的用户</text:span><text:span text:style-name="T156"><text:s/>(</text:span><text:span text:style-name="T157">用户数还是太多，大概存在</text:span><text:span text:style-name="T158">80%</text:span><text:span text:style-name="T159">左右的客户</text:span><text:span text:style-name="T160">)</text:span></text:p>
      <text:p text:style-name="P161"><text:span text:style-name="T162">2.</text:span><text:span text:style-name="T163">近</text:span><text:span text:style-name="T164">15</text:span><text:span text:style-name="T165">天还未买过商品的老用户（</text:span><text:span text:style-name="T166">P1</text:span><text:span text:style-name="T167">）</text:span><text:span text:style-name="T168">：首次登陆时间</text:span><text:span text:style-name="T169">&gt;30</text:span><text:span text:style-name="T170">天，且最近</text:span><text:span text:style-name="T171">15</text:span><text:span text:style-name="T172">天内无成交的用户</text:span></text:p>
      <text:p text:style-name="P173"><text:span text:style-name="T174">3.</text:span><text:span text:style-name="T175">近一个月还未买过商品的老用户（</text:span><text:span text:style-name="T176">P1</text:span><text:span text:style-name="T177">）</text:span><text:span text:style-name="T178">：首次登陆时间</text:span><text:span text:style-name="T179">&gt;30</text:span><text:span text:style-name="T180">天，且至今无成交的用户</text:span></text:p>
      <text:p text:style-name="P181"><text:span text:style-name="T182">4.</text:span><text:span text:style-name="T183">近</text:span><text:span text:style-name="T184">7</text:span><text:span text:style-name="T185">天没有登陆过的用户</text:span><text:span text:style-name="T186">（</text:span><text:span text:style-name="T187">P0</text:span><text:span text:style-name="T188">）</text:span><text:span text:style-name="T189">：</text:span><text:span text:style-name="T190">首次登陆时间距今</text:span><text:span text:style-name="T191">&gt;30</text:span><text:span text:style-name="T192">天，且上一次登陆时间距今</text:span><text:span text:style-name="T193">&gt;=7&amp;&lt;15</text:span><text:span text:style-name="T194">天的用户</text:span></text:p>
      <text:p text:style-name="P195"><text:span text:style-name="T196">5.</text:span><text:span text:style-name="T197">近</text:span><text:span text:style-name="T198">15</text:span><text:span text:style-name="T199">天没有登陆过的用户</text:span><text:span text:style-name="T200">（</text:span><text:span text:style-name="T201">P0</text:span><text:span text:style-name="T202">）</text:span><text:span text:style-name="T203">：</text:span><text:span text:style-name="T204">首次登陆时间距今</text:span><text:span text:style-name="T205">&gt;30</text:span><text:span text:style-name="T206">天，且上一次登陆时间距今</text:span><text:span text:style-name="T207">&gt;=15&amp;&lt;30</text:span><text:span text:style-name="T208">天的用户</text:span></text:p>
      <text:p text:style-name="P209"><text:span text:style-name="T210">6.</text:span><text:span text:style-name="T211">近一个月没有登陆过的用户</text:span><text:span text:style-name="T212">（</text:span><text:span text:style-name="T213">P0</text:span><text:span text:style-name="T214">）</text:span><text:span text:style-name="T215">：</text:span><text:span text:style-name="T216">首次登陆时间距今</text:span><text:span text:style-name="T217">&gt;60</text:span><text:span text:style-name="T218">天，且上一次登陆时间距今</text:span><text:span text:style-name="T219">&gt;=30&amp;&lt;60</text:span><text:span text:style-name="T220">天的用户</text:span></text:p>
      <text:p text:style-name="P221"><text:span text:style-name="T222">7.</text:span><text:span text:style-name="T223">近二个月没有登陆过的用户</text:span><text:span text:style-name="T224">（</text:span><text:span text:style-name="T225">P0</text:span><text:span text:style-name="T226">）</text:span><text:span text:style-name="T227">：</text:span><text:span text:style-name="T228">首次登陆时间距今</text:span><text:span text:style-name="T229">&gt;90</text:span><text:span text:style-name="T230">天，且上一次登陆时间距今</text:span><text:span text:style-name="T231">&gt;=60&amp;&lt;90</text:span><text:span text:style-name="T232">天的用户</text:span></text:p>
      <text:p text:style-name="P233"><text:span text:style-name="T234">8.</text:span><text:span text:style-name="T235">近三个月以上都没有登陆过的用户</text:span><text:span text:style-name="T236">（</text:span><text:span text:style-name="T237">P0</text:span><text:span text:style-name="T238">）</text:span><text:span text:style-name="T239">：</text:span><text:span text:style-name="T240">首次登陆时间</text:span><text:span text:style-name="T241">&gt;90</text:span><text:span text:style-name="T242">天，且上一次登陆时间距今</text:span><text:span text:style-name="T243">&gt;=90</text:span><text:span text:style-name="T244">天的用户</text:span></text:p>
      <text:p text:style-name="P245"><text:span text:style-name="T246"><text:line-break/></text:span></text:p>
      <text:p text:style-name="P247"><text:span text:style-name="T248">说明：是否购买过商品：按付款成功</text:span><text:span text:style-name="T249">/</text:span><text:span text:style-name="T250">结算的实时销量订单计算</text:span></text:p>
      <text:p text:style-name="P251"/>
      <text:p text:style-name="P252"><text:span text:style-name="T253">三、活跃</text:span><text:span text:style-name="T254">&amp;</text:span><text:span text:style-name="T255">其它用户：</text:span></text:p>
      <text:p text:style-name="P256"><text:span text:style-name="T257">提取字段</text:span><text:span text:style-name="T258">：</text:span></text:p>
      <text:p text:style-name="P259"><text:span text:style-name="T260">user_id</text:span><text:span text:style-name="T261">，淘宝账号</text:span><text:span text:style-name="T262">/</text:span><text:span text:style-name="T263">登录手机号、用户昵称、</text:span><text:span text:style-name="T264">cid/email</text:span><text:span text:style-name="T265">（使用支付宝账号字段）、最近登录设备类型（安卓</text:span><text:span text:style-name="T266">/</text:span><text:span text:style-name="T267">苹果</text:span><text:span text:style-name="T268">/PC</text:span><text:span text:style-name="T269">）</text:span></text:p>
      <text:p text:style-name="P270"/>
      <text:p text:style-name="P271"><text:span text:style-name="T272">提取条件</text:span><text:span text:style-name="T273">：</text:span><text:span text:style-name="T274">X-&gt;</text:span><text:span text:style-name="T275">高频，但是目前不知道高频所指次数，频次所指时间，一个季度</text:span></text:p>
      <text:p text:style-name="P276"><text:span text:style-name="T277">1.</text:span><text:span text:style-name="T278">活跃用户，按会员等级</text:span><text:span text:style-name="T279">（</text:span><text:span text:style-name="T280">P2</text:span><text:span text:style-name="T281">）</text:span><text:span text:style-name="T282">：首次登陆时间距今</text:span><text:span text:style-name="T283">&gt;30</text:span><text:span text:style-name="T284">天，且上一次登陆时间</text:span><text:span text:style-name="T285">&lt;30</text:span><text:span text:style-name="T286">天，会员等级可选择</text:span><text:span text:style-name="T287">L2-L5</text:span><text:span text:style-name="T288">。提取字段增加：会员等级</text:span></text:p>
      <text:p text:style-name="P289"><text:span text:style-name="T290">2.</text:span><text:span text:style-name="T291">购买超高返利或品牌团商品</text:span><text:span text:style-name="T292">X</text:span><text:span text:style-name="T293">次以上的用户</text:span><text:span text:style-name="T294">（</text:span><text:span text:style-name="T295">P1</text:span><text:span text:style-name="T296">）</text:span><text:span text:style-name="T297">：高返订单数</text:span><text:span text:style-name="T298">&gt;=X</text:span><text:span text:style-name="T299">次的用户，可选择是否包含一元购订单。提取字段增加：购买次数</text:span></text:p>
      <text:p text:style-name="P300"><text:span text:style-name="T301">3.</text:span><text:span text:style-name="T302">购买超</text:span><text:span text:style-name="T303">9</text:span><text:span text:style-name="T304">块</text:span><text:span text:style-name="T305">9</text:span><text:span text:style-name="T306">商品</text:span><text:span text:style-name="T307">X</text:span><text:span text:style-name="T308">次以上的用户</text:span><text:span text:style-name="T309">（</text:span><text:span text:style-name="T310">P1</text:span><text:span text:style-name="T311">）</text:span><text:span text:style-name="T312">：</text:span><text:span text:style-name="T313">9</text:span><text:span text:style-name="T314">块</text:span><text:span text:style-name="T315">9/</text:span><text:span text:style-name="T316">超实惠订单次数</text:span><text:span text:style-name="T317">&gt;=X</text:span><text:span text:style-name="T318">次的用户。</text:span><text:span text:style-name="T319">提取字段增加：购买次数</text:span></text:p>
      <text:p text:style-name="P320"><text:span text:style-name="T321">4.</text:span><text:span text:style-name="T322">活跃用户，按用户购买力</text:span><text:span text:style-name="T323">（</text:span><text:span text:style-name="T324">P2</text:span><text:span text:style-name="T325">）</text:span><text:span text:style-name="T326">：潜在</text:span><text:span text:style-name="T327">9.9</text:span><text:span text:style-name="T328">用户、过渡用户、高返用户。</text:span></text:p>
      <text:p text:style-name="P329"><text:span text:style-name="T330">5.</text:span><text:span text:style-name="T331">芝麻信用分层用户（</text:span><text:span text:style-name="T332">P2</text:span><text:span text:style-name="T333">）</text:span><text:span text:style-name="T334">：授权了芝麻信用的用户，可选择信用等级。提取字段增加：信用等级</text:span></text:p>
      <text:p text:style-name="P335"><text:span text:style-name="T336">6.</text:span><text:span text:style-name="T337">纯摇奖用户</text:span><text:span text:style-name="T338">（</text:span><text:span text:style-name="T339">P2</text:span><text:span text:style-name="T340">）</text:span><text:span text:style-name="T341">：首次登录时间</text:span><text:span text:style-name="T342">&gt;=30</text:span><text:span text:style-name="T343">天，且最近</text:span><text:span text:style-name="T344">30</text:span><text:span text:style-name="T345">天内摇奖次数</text:span><text:span text:style-name="T346">&gt;</text:span><text:span text:style-name="T347">X</text:span><text:span text:style-name="T348">次的无交易用户。摇奖次数，交易按付款成功</text:span><text:span text:style-name="T349">/</text:span><text:span text:style-name="T350">结算的实时销量计算。</text:span></text:p>
      <text:p text:style-name="P351"><text:span text:style-name="T352"><text:line-break/></text:span></text:p>
      <text:p text:style-name="P353"><text:span text:style-name="T354">说明：</text:span><text:span text:style-name="T355">2.3</text:span><text:span text:style-name="T356">购买频次：按返利订单计算；</text:span><text:span text:style-name="T357">4</text:span><text:span text:style-name="T358">：禅道需求编号</text:span><text:span text:style-name="T359">1460</text:span></text:p>
      <text:p text:style-name="正文"/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Hiragino Sans GB" svg:font-family="Hiragino Sans GB" style:font-family-generic="roman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2916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B9BD5" fo:border-right="none" fo:padding-top="0in" fo:padding-left="0in" fo:padding-bottom="0.0138in" fo:padding-right="0in" style:shadow="none" fo:margin-top="0.2777in" fo:margin-bottom="0.0277in" fo:line-height="100%"/>
      <style:text-properties style:font-name="Calibri Light" style:font-name-asian="宋体" style:font-name-complex="Times New Roman" fo:color="#2E74B5" fo:font-size="18pt" style:font-size-asian="18pt" style:font-size-complex="18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Calibri Light" style:font-name-asian="宋体" style:font-name-complex="Times New Roman" fo:color="#2E74B5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宋体" style:font-name-complex="Times New Roman" fo:color="#404040" fo:font-size="13pt" style:font-size-asian="13pt" style:font-size-complex="13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宋体" style:font-name-complex="Times New Roman" fo:font-size="12pt" style:font-size-asian="12pt" style:font-size-complex="12pt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in"/>
      <style:text-properties style:font-name="Calibri Light" style:font-name-asian="宋体" style:font-name-complex="Times New Roman" fo:font-style="italic" style:font-style-asian="italic" style:font-style-complex="italic" fo:font-size="11pt" style:font-size-asian="11pt" style:font-size-complex="11pt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555in" fo:margin-bottom="0in"/>
      <style:text-properties style:font-name="Calibri Light" style:font-name-asian="宋体" style:font-name-complex="Times New Roman" fo:color="#595959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555in" fo:margin-bottom="0in"/>
      <style:text-properties style:font-name="Calibri Light" style:font-name-asian="宋体" style:font-name-complex="Times New Roman" fo:font-style="italic" style:font-style-asian="italic" style:font-style-complex="italic" fo:color="#595959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555in" fo:margin-bottom="0in"/>
      <style:text-properties style:font-name="Calibri Light" style:font-name-asian="宋体" style:font-name-complex="Times New Roman" fo:font-variant="small-caps" fo:color="#595959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555in" fo:margin-bottom="0in"/>
      <style:text-properties style:font-name="Calibri Light" style:font-name-asian="宋体" style:font-name-complex="Times New Roman" fo:font-style="italic" style:font-style-asian="italic" style:font-style-complex="italic" fo:font-variant="small-caps" fo:color="#595959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Heading1Char" style:display-name="Heading 1 Char" style:family="text" style:parent-style-name="DefaultParagraphFont">
      <style:text-properties style:font-name="Calibri Light" style:font-name-asian="宋体" style:font-name-complex="Times New Roman" fo:color="#2E74B5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Calibri Light" style:font-name-asian="宋体" style:font-name-complex="Times New Roman" fo:color="#2E74B5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宋体" style:font-name-complex="Times New Roman" fo:color="#404040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 Light" style:font-name-asian="宋体" style:font-name-complex="Times New Roman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Calibri Light" style:font-name-asian="宋体" style:font-name-complex="Times New Roman" fo:color="#595959"/>
    </style:style>
    <style:style style:name="Heading7Char" style:display-name="Heading 7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color="#595959"/>
    </style:style>
    <style:style style:name="Heading8Char" style:display-name="Heading 8 Char" style:family="text" style:parent-style-name="DefaultParagraphFont">
      <style:text-properties style:font-name="Calibri Light" style:font-name-asian="宋体" style:font-name-complex="Times New Roman" fo:font-variant="small-caps" fo:color="#595959"/>
    </style:style>
    <style:style style:name="Heading9Char" style:display-name="Heading 9 Char" style:family="text" style:parent-style-name="DefaultParagraphFont">
      <style:text-properties style:font-name="Calibri Light" style:font-name-asian="宋体" style:font-name-complex="Times New Roman" fo:font-style="italic" style:font-style-asian="italic" style:font-style-complex="italic" fo:font-variant="small-caps" fo:color="#595959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宋体" style:font-name-complex="Times New Roman" fo:color="#2E74B5" fo:letter-spacing="-0.0048in" fo:font-size="40pt" style:font-size-asian="40pt" style:font-size-complex="40pt" fo:hyphenate="true"/>
    </style:style>
    <style:style style:name="TitleChar" style:display-name="Title Char" style:family="text" style:parent-style-name="DefaultParagraphFont">
      <style:text-properties style:font-name="Calibri Light" style:font-name-asian="宋体" style:font-name-complex="Times New Roman" fo:color="#2E74B5" fo:letter-spacing="-0.0048in" fo:font-size="40pt" style:font-size-asian="40pt" style:font-size-complex="40pt"/>
    </style:style>
    <style:style style:name="Subtitle" style:display-name="Subtitle" style:family="paragraph" style:parent-style-name="Normal" style:next-style-name="Normal">
      <style:paragraph-properties fo:margin-bottom="0.1666in" fo:line-height="100%"/>
      <style:text-properties style:font-name="Calibri Light" style:font-name-asian="宋体" style:font-name-complex="Times New Roman" fo:color="#404040" fo:font-size="15pt" style:font-size-asian="15pt" style:font-size-complex="15pt" fo:hyphenate="true"/>
    </style:style>
    <style:style style:name="SubtitleChar" style:display-name="Subtitle Char" style:family="text" style:parent-style-name="DefaultParagraphFont">
      <style:text-properties style:font-name="Calibri Light" style:font-name-asian="宋体" style:font-name-complex="Times New Roman" fo:color="#404040" fo:font-size="15pt" style:font-size-asian="15pt" style:font-size-complex="1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paragraph-properties fo:text-align="center" fo:margin-top="0.1666in" fo:margin-bottom="0.1666in" fo:line-height="105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style:font-name-asian="宋体" style:font-name-complex="Times New Roman" fo:color="#5B9BD5" fo:font-size="14pt" style:font-size-asian="14pt" style:font-size-complex="14pt" fo:hyphenate="true"/>
    </style:style>
    <style:style style:name="IntenseQuoteChar" style:display-name="Intense Quote Char" style:family="text" style:parent-style-name="DefaultParagraphFont">
      <style:text-properties style:font-name="Calibri Light" style:font-name-asian="宋体" style:font-name-complex="Times New Roman" fo:color="#5B9BD5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40404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/>
    </style:style>
    <style:style style:name="TOCHeading" style:display-name="TOC Heading" style:family="paragraph" style:parent-style-name="Heading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王盛波</meta:initial-creator>
    <dc:creator>王盛波</dc:creator>
    <meta:creation-date>2016-04-22T02:38:00Z</meta:creation-date>
    <dc:date>2016-04-22T09:12:00Z</dc:date>
    <meta:template xlink:href="Normal" xlink:type="simple"/>
    <meta:editing-cycles>10</meta:editing-cycles>
    <meta:editing-duration>PT13560S</meta:editing-duration>
    <meta:document-statistic meta:page-count="1" meta:paragraph-count="3" meta:word-count="233" meta:character-count="1560" meta:row-count="11" meta:non-whitespace-character-count="1330"/>
  </office:meta>
</office:document-meta>
</file>